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ee6ef" draw:textarea-horizontal-align="justify" draw:textarea-vertical-align="top" draw:auto-grow-height="false" fo:min-height="24.5cm" fo:min-width="16cm" style:writing-mode="lr-tb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75cm" fo:min-width="3.3cm" style:writing-mode="lr-tb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5cm" fo:min-width="3.5cm" style:writing-mode="lr-tb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5cm" fo:min-width="6.45cm" style:writing-mode="lr-tb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75cm" fo:min-width="2.65cm" style:writing-mode="lr-tb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5cm" fo:min-width="5.7cm" style:writing-mode="lr-tb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75cm" fo:min-width="2.5cm" style:writing-mode="lr-tb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02cm" fo:min-width="1.584cm" fo:wrap-option="wrap" style:writing-mode="lr-tb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02cm" fo:min-width="1.746cm" fo:wrap-option="wrap" style:writing-mode="lr-tb"/>
      <style:paragraph-properties style:writing-mode="lr-tb"/>
    </style:style>
    <style:style style:name="P1" style:family="paragraph">
      <style:paragraph-properties fo:text-align="start"/>
      <style:text-properties fo:font-size="28pt" style:font-size-asian="28pt" style:font-size-complex="28pt"/>
    </style:style>
    <style:style style:name="P2" style:family="paragraph">
      <loext:graphic-properties draw:fill-color="#dee6ef"/>
      <style:paragraph-properties fo:text-align="start" style:writing-mode="lr-tb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33pt" style:font-size-asian="33pt" style:font-size-complex="33pt"/>
    </style:style>
    <style:style style:name="P4" style:family="paragraph">
      <loext:graphic-properties draw:fill-color="#ffffff"/>
      <style:paragraph-properties fo:text-align="center" style:writing-mode="lr-tb"/>
      <style:text-properties fo:font-size="33pt" style:font-size-asian="33pt" style:font-size-complex="33pt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P6" style:family="paragraph">
      <style:paragraph-properties fo:text-align="center" style:writing-mode="lr-tb"/>
      <style:text-properties fo:font-size="44pt" style:font-size-asian="44pt" style:font-size-complex="4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3pt" style:font-size-asian="33pt" style:font-size-complex="33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5cm" svg:height="24.75cm" svg:x="2.5cm" svg:y="2.5cm">
          <text:p text:style-name="P1"><text:span text:style-name="T1">package main</text:span></text:p>
          <text:p text:style-name="P1"><text:span text:style-name="T1">import ( … )</text:span></text:p>
          <text:p text:style-name="P1"><text:span text:style-name="T1"/></text:p>
          <text:p text:style-name="P1"><text:span text:style-name="T1"/></text:p>
          <text:p text:style-name="P1"><text:span text:style-name="T1">func main() {</text:span></text:p>
          <text:p text:style-name="P1"><text:span text:style-name="T1"/></text:p>
          <text:p text:style-name="P1"><text:span text:style-name="T1"/></text:p>
          <text:p text:style-name="P1"><text:span text:style-name="T1"><text:s text:c="4"/></text:span><text:span text:style-name="T1">// loop over files or args</text:span></text:p>
          <text:p text:style-name="P1"><text:span text:style-name="T1"/></text:p>
          <text:p text:style-name="P1"><text:span text:style-name="T1"/></text:p>
          <text:p text:style-name="P1"><text:span text:style-name="T1"><text:s text:c="8"/></text:span><text:span text:style-name="T1">// loop over lines in files</text:span></text:p>
          <text:p text:style-name="P1"><text:span text:style-name="T1"/></text:p>
          <text:p text:style-name="P1"><text:span text:style-name="T1"/></text:p>
          <text:p text:style-name="P1"><text:span text:style-name="T1"><text:s text:c="8"/></text:span><text:span text:style-name="T1">// end loop over lines</text:span></text:p>
          <text:p text:style-name="P1"><text:span text:style-name="T1"/></text:p>
          <text:p text:style-name="P1"><text:span text:style-name="T1"/></text:p>
          <text:p text:style-name="P1"><text:span text:style-name="T1"><text:s text:c="4"/></text:span><text:span text:style-name="T1">// end loop over files or args</text:span></text:p>
          <text:p text:style-name="P1"><text:span text:style-name="T1"/></text:p>
          <text:p text:style-name="P1"><text:span text:style-name="T1"/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cm" svg:height="2cm" svg:x="2.95cm" svg:y="5.05cm">
          <text:p text:style-name="P3"><text:span text:style-name="T2">glob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cm" svg:height="2cm" svg:x="3.75cm" svg:y="8.35cm">
          <text:p text:style-name="P3"><text:span text:style-name="T2">bef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95cm" svg:height="2cm" svg:x="4.55cm" svg:y="11.65cm">
          <text:p text:style-name="P3"><text:span text:style-name="T2">inner-bef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15cm" svg:height="2cm" svg:x="5.35cm" svg:y="14.95cm">
          <text:p text:style-name="P3"><text:span text:style-name="T2">ex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6.2cm" svg:height="2cm" svg:x="4.55cm" svg:y="18.25cm">
          <text:p text:style-name="P3"><text:span text:style-name="T2">inner-af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cm" svg:height="2cm" svg:x="3.75cm" svg:y="21.55cm">
          <text:p text:style-name="P3"><text:span text:style-name="T2">af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25cm" svg:height="2cm" svg:x="12.5cm" svg:y="3.75cm">
          <text:p text:style-name="P5"><text:span text:style-name="T3">-g</text:span></text:p>
          <draw:enhanced-geometry svg:viewBox="0 0 21600 21600" draw:text-areas="800 800 20800 20800" draw:type="round-rectangular-callout" draw:modifiers="-56077.4766770324 24233.8830584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2.25cm" svg:height="2cm" svg:x="13.488cm" svg:y="7.035cm">
          <text:p text:style-name="P5"><text:span text:style-name="T3">-b</text:span></text:p>
          <draw:enhanced-geometry svg:viewBox="0 0 21600 21600" draw:text-areas="800 800 20800 20800" draw:type="round-rectangular-callout" draw:modifiers="-55636.0728565082 25367.3163418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2.424cm" svg:height="2cm" svg:x="14.276cm" svg:y="11.52cm">
          <text:p text:style-name="P5"><text:span text:style-name="T3">-ib</text:span></text:p>
          <draw:enhanced-geometry svg:viewBox="0 0 21600 21600" draw:text-areas="800 800 20800 20800" draw:type="round-rectangular-callout" draw:modifiers="-23684.2886597938 9974.21289355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2.424cm" svg:height="2cm" svg:x="13.527cm" svg:y="14.973cm">
          <text:p text:style-name="P5"><text:span text:style-name="T3">-e</text:span></text:p>
          <draw:enhanced-geometry svg:viewBox="0 0 21600 21600" draw:text-areas="800 800 20800 20800" draw:type="round-rectangular-callout" draw:modifiers="-43894.7628865979 10999.700149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2.424cm" svg:height="2cm" svg:x="11.764cm" svg:y="22.774cm">
          <text:p text:style-name="P5"><text:span text:style-name="T3">-a</text:span></text:p>
          <draw:enhanced-geometry svg:viewBox="0 0 21600 21600" draw:text-areas="800 800 20800 20800" draw:type="round-rectangular-callout" draw:modifiers="-44758.7628865979 -1813.49325337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2.424cm" svg:height="2cm" svg:x="14.315cm" svg:y="17.602cm">
          <text:p text:style-name="P5"><text:span text:style-name="T3">-ia</text:span></text:p>
          <draw:enhanced-geometry svg:viewBox="0 0 21600 21600" draw:text-areas="800 800 20800 20800" draw:type="round-rectangular-callout" draw:modifiers="-31763.1340206186 18577.51124437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2:04:17.378920274</meta:creation-date>
    <dc:date>2023-08-30T15:47:08.420771008</dc:date>
    <meta:editing-duration>PT1H57M59S</meta:editing-duration>
    <meta:editing-cycles>7</meta:editing-cycles>
    <meta:generator>LibreOffice/7.5.5.2$Linux_X86_64 LibreOffice_project/50$Build-2</meta:generator>
    <meta:document-statistic meta:object-count="13"/>
  </office:meta>
</office:document-meta>
</file>